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00"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в’язальний дріт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26772" calcext:value-type="currency">
            <text:p>26 77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и відрізні, дріт в’язальний</text:p>
          </table:table-cell>
          <table:table-cell office:value-type="date" office:date-value="2022-11-01" calcext:value-type="date">
            <text:p>01.11.2022</text:p>
          </table:table-cell>
          <table:table-cell office:value-type="currency" office:currency="UAH" office:value="633" calcext:value-type="currency">
            <text:p>6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02" calcext:value-type="date">
            <text:p>02.11.2022</text:p>
          </table:table-cell>
          <table:table-cell office:value-type="currency" office:currency="UAH" office:value="484" calcext:value-type="currency">
            <text:p>48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скотч</text:p>
          </table:table-cell>
          <table:table-cell office:value-type="date" office:date-value="2022-11-03" calcext:value-type="date">
            <text:p>03.11.2022</text:p>
          </table:table-cell>
          <table:table-cell table:formula="of:=156+162" office:value-type="currency" office:currency="UAH" office:value="318" calcext:value-type="currency">
            <text:p>31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26 м3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81293.3" calcext:value-type="currency">
            <text:p>81 2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бота екскаватора по перевозці бетону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3500" calcext:value-type="currency">
            <text:p>3 500 грн.</text:p>
          </table:table-cell>
          <table:table-cell table:style-name="ce13" office:value-type="string" calcext:value-type="string">
            <text:p>Неспл.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25" calcext:value-type="currency">
            <text:p>1 0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500" calcext:value-type="currency">
            <text:p>10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7" calcext:value-type="date">
            <text:p>07.11.2022</text:p>
          </table:table-cell>
          <table:table-cell office:value-type="currency" office:currency="UAH" office:value="650" calcext:value-type="currency">
            <text:p>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8" calcext:value-type="date">
            <text:p>08.11.2022</text:p>
          </table:table-cell>
          <table:table-cell office:value-type="currency" office:currency="UAH" office:value="325" calcext:value-type="currency">
            <text:p>3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1,5 м3</text:p>
          </table:table-cell>
          <table:table-cell office:value-type="date" office:date-value="2022-11-09" calcext:value-type="date">
            <text:p>09.11.2022</text:p>
          </table:table-cell>
          <table:table-cell office:value-type="currency" office:currency="UAH" office:value="38752.4" calcext:value-type="currency">
            <text:p>38 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65" calcext:value-type="currency">
            <text:p>36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15" calcext:value-type="currency">
            <text:p>3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85" calcext:value-type="currency">
            <text:p>8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чна робота при ритті траншеї під фундамент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5000" calcext:value-type="currency">
            <text:p>5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26 м3 бетону разом із армуванням 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9000" calcext:value-type="currency">
            <text:p>3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4,1 + доставка</text:p>
          </table:table-cell>
          <table:table-cell office:value-type="date" office:date-value="2022-11-12" calcext:value-type="date">
            <text:p>12.11.2022</text:p>
          </table:table-cell>
          <table:table-cell office:value-type="currency" office:currency="UAH" office:value="4100" calcext:value-type="currency">
            <text:p>4 1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для плити в Металолдінгу</text:p>
          </table:table-cell>
          <table:table-cell office:value-type="date" office:date-value="2022-11-18" calcext:value-type="date">
            <text:p>18.11.2022</text:p>
          </table:table-cell>
          <table:table-cell table:formula="of:=71375.81" office:value-type="currency" office:currency="UAH" office:value="71375.81" calcext:value-type="currency">
            <text:p>71 37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6500" calcext:value-type="currency">
            <text:p>6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аналізаційні та поліетиленові труб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3173" calcext:value-type="currency">
            <text:p>3 17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ліетиленова труба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649" calcext:value-type="currency">
            <text:p>64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аналізаційні труби, залушки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466" calcext:value-type="currency">
            <text:p>46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оронка для бетону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200" calcext:value-type="currency">
            <text:p>2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ліетиленова труба</text:p>
          </table:table-cell>
          <table:table-cell office:value-type="date" office:date-value="2022-11-23" calcext:value-type="date">
            <text:p>23.11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, заливці 12 м3 бетону</text:p>
          </table:table-cell>
          <table:table-cell office:value-type="date" office:date-value="2022-11-26" calcext:value-type="date">
            <text:p>26.11.2022</text:p>
          </table:table-cell>
          <table:table-cell office:value-type="currency" office:currency="UAH" office:value="41500" calcext:value-type="currency">
            <text:p>41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, 79 т</text:p>
          </table:table-cell>
          <table:table-cell office:value-type="date" office:date-value="2022-12-01" calcext:value-type="date">
            <text:p>01.12.2022</text:p>
          </table:table-cell>
          <table:table-cell office:value-type="currency" office:currency="UAH" office:value="36100" calcext:value-type="currency">
            <text:p>36 1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, 4,7 т</text:p>
          </table:table-cell>
          <table:table-cell office:value-type="date" office:date-value="2022-12-02" calcext:value-type="date">
            <text:p>02.12.2022</text:p>
          </table:table-cell>
          <table:table-cell office:value-type="currency" office:currency="UAH" office:value="2500" calcext:value-type="currency">
            <text:p>2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борка опалубки, вивоз землі</text:p>
          </table:table-cell>
          <table:table-cell office:value-type="date" office:date-value="2022-12-02" calcext:value-type="date">
            <text:p>02.12.2022</text:p>
          </table:table-cell>
          <table:table-cell office:value-type="currency" office:currency="UAH" office:value="20000" calcext:value-type="currency">
            <text:p>20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плівка ПЕ, саморізи, леза</text:p>
          </table:table-cell>
          <table:table-cell office:value-type="date" office:date-value="2022-12-06" calcext:value-type="date">
            <text:p>06.12.2022</text:p>
          </table:table-cell>
          <table:table-cell office:value-type="currency" office:currency="UAH" office:value="2682" calcext:value-type="currency">
            <text:p>2 68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лопата, рукавиці</text:p>
          </table:table-cell>
          <table:table-cell office:value-type="date" office:date-value="2022-12-08" calcext:value-type="date">
            <text:p>08.12.2022</text:p>
          </table:table-cell>
          <table:table-cell office:value-type="currency" office:currency="UAH" office:value="752" calcext:value-type="currency">
            <text:p>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2-13" calcext:value-type="date">
            <text:p>13.12.2022</text:p>
          </table:table-cell>
          <table:table-cell office:value-type="currency" office:currency="UAH" office:value="880" calcext:value-type="currency">
            <text:p>8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труб, підсипка піску, опалубка</text:p>
          </table:table-cell>
          <table:table-cell office:value-type="date" office:date-value="2022-12-13" calcext:value-type="date">
            <text:p>13.12.2022</text:p>
          </table:table-cell>
          <table:table-cell office:value-type="currency" office:currency="UAH" office:value="39400" calcext:value-type="currency">
            <text:p>39 4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2-12" calcext:value-type="date">
            <text:p>12.12.2022</text:p>
          </table:table-cell>
          <table:table-cell office:value-type="currency" office:currency="UAH" office:value="200" calcext:value-type="currency">
            <text:p>2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4 м3</text:p>
          </table:table-cell>
          <table:table-cell office:value-type="date" office:date-value="2022-12-19" calcext:value-type="date">
            <text:p>19.12.2022</text:p>
          </table:table-cell>
          <table:table-cell office:value-type="currency" office:currency="UAH" office:value="114703.22" calcext:value-type="currency">
            <text:p>114 70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34 м3 бетону разом із армуванням </text:p>
          </table:table-cell>
          <table:table-cell office:value-type="date" office:date-value="2022-12-20" calcext:value-type="date">
            <text:p>20.12.2022</text:p>
          </table:table-cell>
          <table:table-cell office:value-type="currency" office:currency="UAH" office:value="59500" calcext:value-type="currency">
            <text:p>59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2">
          <table:table-cell table:number-columns-repeated="3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56])" office:value-type="currency" office:currency="UAH" office:value="668550.73" calcext:value-type="currency">
            <text:p>668 551 грн.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.00.0000</text:date>, <text:time style:data-style-name="N2" text:time-value="00:21:04.562221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2-26T00:26:13.661182229</dc:date>
    <dc:creator>Віталій </dc:creator>
    <meta:editing-duration>PT5H8M48S</meta:editing-duration>
    <meta:editing-cycles>73</meta:editing-cycles>
    <meta:document-statistic meta:table-count="1" meta:cell-count="169" meta:object-count="0"/>
  </office:meta>
</office:document-meta>
</file>